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4098in"/>
    </style:style>
    <style:style style:name="co3" style:family="table-column">
      <style:table-column-properties fo:break-before="auto" style:column-width="1.194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row table:style-name="ro1">
          <table:table-cell/>
          <table:table-cell office:value-type="string">
            <text:p>Total Tim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FO</text:p>
          </table:table-cell>
          <table:table-cell office:value-type="string">
            <text:p>LRU</text:p>
          </table:table-cell>
          <table:table-cell office:value-type="string">
            <text:p>LRU_APPROX</text:p>
          </table:table-cell>
        </table:table-row>
        <table:table-row table:style-name="ro1">
          <table:table-cell office:value-type="string">
            <text:p>Process 0</text:p>
          </table:table-cell>
          <table:table-cell table:number-columns-repeated="2" office:value-type="float" office:value="1122">
            <text:p>1122</text:p>
          </table:table-cell>
          <table:table-cell office:value-type="float" office:value="1131">
            <text:p>1131</text:p>
          </table:table-cell>
        </table:table-row>
        <table:table-row table:style-name="ro1">
          <table:table-cell office:value-type="string">
            <text:p>Process 1</text:p>
          </table:table-cell>
          <table:table-cell office:value-type="float" office:value="1150">
            <text:p>1150</text:p>
          </table:table-cell>
          <table:table-cell office:value-type="float" office:value="1129">
            <text:p>1129</text:p>
          </table:table-cell>
          <table:table-cell office:value-type="float" office:value="1138">
            <text:p>1138</text:p>
          </table:table-cell>
        </table:table-row>
        <table:table-row table:style-name="ro1">
          <table:table-cell office:value-type="string">
            <text:p>Process 2</text:p>
          </table:table-cell>
          <table:table-cell office:value-type="float" office:value="1160">
            <text:p>1160</text:p>
          </table:table-cell>
          <table:table-cell office:value-type="float" office:value="1111">
            <text:p>1111</text:p>
          </table:table-cell>
          <table:table-cell office:value-type="float" office:value="1120">
            <text:p>1120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>
            <draw:frame table:end-cell-address="Sheet1.G33" table:end-x="0.8752in" table:end-y="0.1567in" draw:z-index="0" draw:style-name="gr1" svg:width="6.3209in" svg:height="4.4591in" svg:x="0.7047in" svg:y="0.1252in">
              <draw:object draw:notify-on-update-of-ranges="Sheet1.B2:Sheet1.D2 Sheet1.A3:Sheet1.A3 Sheet1.B3:Sheet1.D3 Sheet1.A4:Sheet1.A4 Sheet1.B4:Sheet1.D4 Sheet1.A5:Sheet1.A5 Sheet1.B5:Sheet1.D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3"/>
        </table:table-row>
      </table:table>
      <table:table table:name="Sheet1_2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row table:style-name="ro1">
          <table:table-cell/>
          <table:table-cell office:value-type="string">
            <text:p>Total Tim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FO</text:p>
          </table:table-cell>
          <table:table-cell office:value-type="string">
            <text:p>LRU</text:p>
          </table:table-cell>
          <table:table-cell office:value-type="string">
            <text:p>LRU_APPROX</text:p>
          </table:table-cell>
        </table:table-row>
        <table:table-row table:style-name="ro1">
          <table:table-cell office:value-type="string">
            <text:p>Process 0</text:p>
          </table:table-cell>
          <table:table-cell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Process 1</text:p>
          </table:table-cell>
          <table:table-cell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Process 2</text:p>
          </table:table-cell>
          <table:table-cell office:value-type="float" office:value="36">
            <text:p>36</text:p>
          </table:table-cell>
          <table:table-cell office:value-type="float" office:value="31">
            <text:p>31</text:p>
          </table:table-cell>
          <table:table-cell office:value-type="float" office:value="33">
            <text:p>33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>
            <draw:frame table:end-cell-address="Sheet1_2.H31" table:end-x="0.135in" table:end-y="0.1457in" draw:z-index="0" draw:style-name="gr1" svg:width="6.0461in" svg:height="4.1488in" svg:x="0.2394in" svg:y="0.0705in">
              <draw:object draw:notify-on-update-of-ranges="Sheet1_2.A1:Sheet1_2.A1 Sheet1_2.B2:Sheet1_2.D2 Sheet1_2.A3:Sheet1_2.A3 Sheet1_2.B3:Sheet1_2.D3 Sheet1_2.A4:Sheet1_2.A4 Sheet1_2.B4:Sheet1_2.D4 Sheet1_2.A5:Sheet1_2.A5 Sheet1_2.B5:Sheet1_2.D5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28">03/28/2012</text:date>, <text:time>00:55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OS5103 Student</meta:initial-creator>
    <meta:creation-date>2012-03-28T00:41:06</meta:creation-date>
    <dc:date>2012-03-28T00:55:57</dc:date>
    <dc:creator>OS5103 Student</dc:creator>
    <meta:editing-duration>PT00H14M52S</meta:editing-duration>
    <meta:editing-cycles>2</meta:editing-cycles>
    <meta:generator>OpenOffice.org/3.2$Linux OpenOffice.org_project/320m12$Build-9483</meta:generator>
    <meta:document-statistic meta:table-count="4" meta:cell-count="3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fill-color="#004586"/>
      <style:text-properties fo:font-size="6pt" style:font-size-asian="6pt" style:font-size-complex="6pt"/>
    </style:style>
    <style:style style:name="ch11" style:family="chart" style:data-style-name="N0">
      <style:graphic-properties draw:fill-color="#ff420e"/>
      <style:text-properties fo:font-size="6pt" style:font-size-asian="6pt" style:font-size-complex="6pt"/>
    </style:style>
    <style:style style:name="ch12" style:family="chart" style:data-style-name="N0">
      <style:graphic-properties draw:fill-color="#ffd320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56cm" svg:height="11.327cm" xlink:href=".." chart:class="chart:bar" chart:style-name="ch1">
        <chart:title svg:x="5.702cm" svg:y="0.394cm" chart:style-name="ch2">
          <text:p>Total Time vs PR Policy</text:p>
        </chart:title>
        <chart:legend chart:legend-position="end" svg:x="13.762cm" svg:y="5.006cm" chart:style-name="ch3"/>
        <chart:plot-area chart:style-name="ch4" table:cell-range-address="Sheet1.A2:Sheet1.D5" chart:data-source-has-labels="both" svg:x="0.441cm" svg:y="0.956cm" svg:width="13.001cm" svg:height="9.894cm">
          <chart:axis chart:dimension="x" chart:name="primary-x" chart:style-name="ch5">
            <chart:title svg:x="6.526cm" svg:y="10.504cm" chart:style-name="ch6">
              <text:p>PR Policy</text:p>
            </chart:title>
            <chart:categories table:cell-range-address="Sheet1.B2:Sheet1.D2"/>
          </chart:axis>
          <chart:axis chart:dimension="y" chart:name="primary-y" chart:style-name="ch7">
            <chart:title svg:x="0.322cm" svg:y="6.371cm" chart:style-name="ch8">
              <text:p>Total Time</text:p>
            </chart:title>
            <chart:grid chart:style-name="ch9" chart:class="major"/>
          </chart:axis>
          <chart:series chart:style-name="ch10" chart:values-cell-range-address="Sheet1.B3:Sheet1.D3" chart:label-cell-address="Sheet1.A3:Sheet1.A3" chart:class="chart:bar">
            <chart:data-point chart:repeated="3"/>
          </chart:series>
          <chart:series chart:style-name="ch11" chart:values-cell-range-address="Sheet1.B4:Sheet1.D4" chart:label-cell-address="Sheet1.A4:Sheet1.A4" chart:class="chart:bar">
            <chart:data-point chart:repeated="3"/>
          </chart:series>
          <chart:series chart:style-name="ch12" chart:values-cell-range-address="Sheet1.B5:Sheet1.D5" chart:label-cell-address="Sheet1.A5:Sheet1.A5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2:Sheet1.D2">FIFO</text:p>
              </table:table-cell>
              <table:table-cell office:value-type="string">
                <text:p>LRU</text:p>
              </table:table-cell>
              <table:table-cell office:value-type="string">
                <text:p>LRU_APPROX</text:p>
              </table:table-cell>
            </table:table-row>
          </table:table-header-rows>
          <table:table-rows>
            <table:table-row>
              <table:table-cell office:value-type="string">
                <text:p text:id="Sheet1.A3:Sheet1.A3">Process 0</text:p>
              </table:table-cell>
              <table:table-cell office:value-type="float" office:value="1122">
                <text:p text:id="Sheet1.B3:Sheet1.D3">1122</text:p>
              </table:table-cell>
              <table:table-cell office:value-type="float" office:value="1122">
                <text:p>1122</text:p>
              </table:table-cell>
              <table:table-cell office:value-type="float" office:value="1131">
                <text:p>1131</text:p>
              </table:table-cell>
            </table:table-row>
            <table:table-row>
              <table:table-cell office:value-type="string">
                <text:p text:id="Sheet1.A4:Sheet1.A4">Process 1</text:p>
              </table:table-cell>
              <table:table-cell office:value-type="float" office:value="1150">
                <text:p text:id="Sheet1.B4:Sheet1.D4">1150</text:p>
              </table:table-cell>
              <table:table-cell office:value-type="float" office:value="1129">
                <text:p>1129</text:p>
              </table:table-cell>
              <table:table-cell office:value-type="float" office:value="1138">
                <text:p>1138</text:p>
              </table:table-cell>
            </table:table-row>
            <table:table-row>
              <table:table-cell office:value-type="string">
                <text:p text:id="Sheet1.A5:Sheet1.A5">Process 2</text:p>
              </table:table-cell>
              <table:table-cell office:value-type="float" office:value="1160">
                <text:p text:id="Sheet1.B5:Sheet1.D5">1160</text:p>
              </table:table-cell>
              <table:table-cell office:value-type="float" office:value="1111">
                <text:p>1111</text:p>
              </table:table-cell>
              <table:table-cell office:value-type="float" office:value="1120">
                <text:p>112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fill-color="#ff420e"/>
      <style:text-properties fo:font-size="6pt" style:font-size-asian="6pt" style:font-size-complex="6pt"/>
    </style:style>
    <style:style style:name="ch11" style:family="chart" style:data-style-name="N0">
      <style:graphic-properties draw:fill-color="#ffd320"/>
      <style:text-properties fo:font-size="6pt" style:font-size-asian="6pt" style:font-size-complex="6pt"/>
    </style:style>
    <style:style style:name="ch12" style:family="chart" style:data-style-name="N0">
      <style:graphic-properties draw:fill-color="#579d1c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358cm" svg:height="10.539cm" xlink:href=".." chart:class="chart:bar" chart:style-name="ch1">
        <chart:title svg:x="5.165cm" svg:y="0.211cm" chart:style-name="ch2">
          <text:p>Page Faults vs PR Policy</text:p>
        </chart:title>
        <chart:legend chart:legend-position="end" svg:x="13.078cm" svg:y="4.612cm" chart:style-name="ch3"/>
        <chart:plot-area chart:style-name="ch4" table:cell-range-address="Sheet1_2.A1:Sheet1_2.A1 Sheet1_2.B2:Sheet1_2.D5 Sheet1_2.A3:Sheet1_2.A5" chart:data-source-has-labels="both" svg:x="0.413cm" svg:y="0.924cm" svg:width="12.359cm" svg:height="9.186cm">
          <chart:axis chart:dimension="x" chart:name="primary-x" chart:style-name="ch5">
            <chart:title svg:x="6.177cm" svg:y="9.748cm" chart:style-name="ch6">
              <text:p>PR Policy</text:p>
            </chart:title>
            <chart:categories table:cell-range-address="Sheet1_2.B2:Sheet1_2.D2"/>
          </chart:axis>
          <chart:axis chart:dimension="y" chart:name="primary-y" chart:style-name="ch7">
            <chart:title svg:x="0.308cm" svg:y="6.091cm" chart:style-name="ch8">
              <text:p>Page Faults</text:p>
            </chart:title>
            <chart:grid chart:style-name="ch9" chart:class="major"/>
          </chart:axis>
          <chart:series chart:style-name="ch10" chart:values-cell-range-address="Sheet1_2.B3:Sheet1_2.D3" chart:label-cell-address="Sheet1_2.A3:Sheet1_2.A3" chart:class="chart:bar">
            <chart:data-point chart:repeated="3"/>
          </chart:series>
          <chart:series chart:style-name="ch11" chart:values-cell-range-address="Sheet1_2.B4:Sheet1_2.D4" chart:label-cell-address="Sheet1_2.A4:Sheet1_2.A4" chart:class="chart:bar">
            <chart:data-point chart:repeated="3"/>
          </chart:series>
          <chart:series chart:style-name="ch12" chart:values-cell-range-address="Sheet1_2.B5:Sheet1_2.D5" chart:label-cell-address="Sheet1_2.A5:Sheet1_2.A5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_2.B2:Sheet1_2.D2">FIFO</text:p>
              </table:table-cell>
              <table:table-cell office:value-type="string">
                <text:p>LRU</text:p>
              </table:table-cell>
              <table:table-cell office:value-type="string">
                <text:p>LRU_APPROX</text:p>
              </table:table-cell>
            </table:table-row>
          </table:table-header-rows>
          <table:table-rows>
            <table:table-row>
              <table:table-cell office:value-type="string">
                <text:p text:id="Sheet1_2.A3:Sheet1_2.A3">Process 0</text:p>
              </table:table-cell>
              <table:table-cell office:value-type="float" office:value="36">
                <text:p text:id="Sheet1_2.B3:Sheet1_2.D3">36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 text:id="Sheet1_2.A4:Sheet1_2.A4">Process 1</text:p>
              </table:table-cell>
              <table:table-cell office:value-type="float" office:value="36">
                <text:p text:id="Sheet1_2.B4:Sheet1_2.D4">36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 text:id="Sheet1_2.A5:Sheet1_2.A5">Process 2</text:p>
              </table:table-cell>
              <table:table-cell office:value-type="float" office:value="36">
                <text:p text:id="Sheet1_2.B5:Sheet1_2.D5">36</text:p>
              </table:table-cell>
              <table:table-cell office:value-type="float" office:value="31">
                <text:p>31</text:p>
              </table:table-cell>
              <table:table-cell office:value-type="float" office:value="33">
                <text:p>3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